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M<text:bookmark-end text:name="utilisation_de_l_api"/>anipulation des classes DbObj</text:h>
      <text:p text:style-name="Text_20_body">Ce chapitre a pour but de montrer par l'utilisation des méthodes et fonctions les plus courantes pour manipuler les objets provenant des classes DbObj (Database Object) <text:s/>telles que DocHisto, DocLog, User.</text:p>
      <text:h text:style-name="Heading_20_3" text:outline-level="3">Récupération d'un objet</text:h>
      <text:p text:style-name="Text_20_body">Les objets sont identifiés par les champs référencés par l'attribut "id_fields". Le constructeur attend des valeurs référencé par cet attribut.</text:p>
      <text:p text:style-name="Text_20_body">Si cet attribut est un tableau de plusieurs champs alors il faut indiquer l'ensemble des champs référencés. Les références ne sont pas toujours des clefs uniques pour les objets de la classe.</text:p>
      <text:p text:style-name="Text_20_body"/>
      <text:p text:style-name="Preformatted_20_Text"><text:span text:style-name="comment0_5f_php">// premier histo du document n°1004</text:span></text:p>
      <text:p text:style-name="Preformatted_20_Text"><text:s text:c="2"/><text:span text:style-name="regexp0_5f_php">$histo</text:span><text:span text:style-name="symbol0_5f_php">=</text:span><text:span text:style-name="keyword1_5f_php">new</text:span> DocHisto<text:span text:style-name="symbol0_5f_php">(</text:span><text:span text:style-name="string_5f_php">""</text:span><text:span text:style-name="symbol0_5f_php">,</text:span><text:span text:style-name="number_5f_php">1004</text:span><text:span text:style-name="symbol0_5f_php">);</text:span></text:p>
      <text:p text:style-name="Preformatted_20_Text"><text:span text:style-name="comment0_5f_php">// premier log du document n°1004</text:span></text:p>
      <text:p text:style-name="Preformatted_20_Text"><text:s text:c="2"/><text:span text:style-name="regexp0_5f_php">$log</text:span><text:span text:style-name="symbol0_5f_php">=</text:span><text:span text:style-name="keyword1_5f_php">new</text:span> DocLog<text:span text:style-name="symbol0_5f_php">(</text:span><text:span text:style-name="string_5f_php">""</text:span><text:span text:style-name="symbol0_5f_php">,</text:span><text:span text:style-name="number_5f_php">10</text:span><text:span text:style-name="symbol0_5f_php">);</text:span></text:p>
      <text:p text:style-name="Preformatted_20_Text"><text:span text:style-name="comment0_5f_php">// permissions du document 1004 pour l'utilisateur 14 (identifiant système)</text:span></text:p>
      <text:p text:style-name="Preformatted_20_Text"><text:s text:c="2"/><text:span text:style-name="regexp0_5f_php">$perm</text:span><text:span text:style-name="symbol0_5f_php">=</text:span><text:span text:style-name="keyword1_5f_php">new</text:span> DocPerm<text:span text:style-name="symbol0_5f_php">(</text:span><text:span text:style-name="string_5f_php">""</text:span><text:span text:style-name="symbol0_5f_php">,</text:span><text:span text:style-name="keyword2_5f_php">array</text:span><text:span text:style-name="symbol0_5f_php">(</text:span><text:span text:style-name="number_5f_php">1004</text:span><text:span text:style-name="symbol0_5f_php">,</text:span><text:span text:style-name="number_5f_php">14</text:span><text:span text:style-name="symbol0_5f_php">));</text:span></text:p>
      <text:p text:style-name="Preformatted_20_Text"><text:span text:style-name="comment0_5f_php">// caractéristiques de l'utilisateur n°1 (admin).</text:span></text:p>
      <text:p text:style-name="Preformatted_20_Text"><text:s text:c="2"/><text:span text:style-name="regexp0_5f_php">$user</text:span><text:span text:style-name="symbol0_5f_php">=</text:span><text:span text:style-name="keyword1_5f_php">new</text:span> User<text:span text:style-name="symbol0_5f_php">(</text:span><text:span text:style-name="string_5f_php">""</text:span><text:span text:style-name="symbol0_5f_php">,</text:span><text:span text:style-name="number_5f_php">1</text:span><text:span text:style-name="symbol0_5f_php">);</text:span></text:p>
      <text:p text:style-name="Text_20_body">Pour savoir si l'objet a été récupéré depuis la base de donné (si la référence existe), il faut utiliser la méthode ::isAffected().</text:p>
      <text:p text:style-name="Preformatted_20_Text"><text:s/><text:span text:style-name="regexp0_5f_php">$user</text:span><text:span text:style-name="symbol0_5f_php">=</text:span><text:span text:style-name="keyword1_5f_php">new</text:span> User<text:span text:style-name="symbol0_5f_php">(</text:span><text:span text:style-name="string_5f_php">""</text:span><text:span text:style-name="symbol0_5f_php">,</text:span><text:span text:style-name="number_5f_php">1</text:span><text:span text:style-name="symbol0_5f_php">);</text:span></text:p>
      <text:p text:style-name="Preformatted_20_Text"><text:s/><text:span text:style-name="keyword0_5f_php">if</text:span> <text:span text:style-name="symbol0_5f_php">(</text:span><text:span text:style-name="regexp0_5f_php">$user</text:span><text:span text:style-name="symbol0_5f_php">-&gt;</text:span>isAffected<text:span text:style-name="symbol0_5f_php">())</text:span> <text:span text:style-name="symbol0_5f_php">{</text:span></text:p>
      <text:p text:style-name="Preformatted_20_Text"><text:s text:c="4"/><text:span text:style-name="keyword2_5f_php">print_r</text:span><text:span text:style-name="symbol0_5f_php">(</text:span><text:span text:style-name="regexp0_5f_php">$user</text:span><text:span text:style-name="symbol0_5f_php">-&gt;</text:span>getValues<text:span text:style-name="symbol0_5f_php">());</text:span> <text:span text:style-name="comment0_5f_php">// on affiche toutes les valeurs de l'objet</text:span></text:p>
      <text:p text:style-name="Preformatted_20_Text"><text:s text:c="4"/><text:span text:style-name="keyword2_5f_php">print</text:span> <text:span text:style-name="regexp0_5f_php">$user</text:span><text:span text:style-name="symbol0_5f_php">-&gt;</text:span>login<text:span text:style-name="symbol0_5f_php">;</text:span> <text:span text:style-name="comment0_5f_php">// on affiche un des attributs de l'objet</text:span></text:p>
      <text:p text:style-name="Preformatted_20_Text"><text:s/><text:span text:style-name="symbol0_5f_php">}</text:span></text:p>
      <text:p text:style-name="Text_20_body">L'accès à un des attributs de l'objet se fait directement en utilisant le nom de l'attribut.</text:p>
      <text:h text:style-name="Heading_20_3" text:outline-level="3">Recherche d'objets</text:h>
      <text:p text:style-name="Text_20_body">La recherche d'objets est réalisée par la classe QueryDb. Elle permet d'effectuer des requêtes sur un type d'objet.</text:p>
      <text:p text:style-name="Text_20_body">Le constructeur attend le nom de la classe en deuxième paramètre du constructeur. Le premier paramètre optionnel doit contenir les coordonnées de la base de données.</text:p>
      <text:p text:style-name="Preformatted_20_Text"><text:s text:c="2"/><text:span text:style-name="regexp0_5f_php">$query</text:span><text:span text:style-name="symbol0_5f_php">=</text:span><text:span text:style-name="keyword1_5f_php">new</text:span> QueryDb<text:span text:style-name="symbol0_5f_php">(</text:span><text:span text:style-name="string_5f_php">""</text:span><text:span text:style-name="symbol0_5f_php">,</text:span> <text:span text:style-name="string_5f_php">"DocHisto"</text:span><text:span text:style-name="symbol0_5f_php">);</text:span></text:p>
      <text:p text:style-name="Preformatted_20_Text"><text:s text:c="2"/><text:span text:style-name="regexp0_5f_php">$query</text:span><text:span text:style-name="symbol0_5f_php">-&gt;</text:span>addQuery<text:span text:style-name="symbol0_5f_php">(</text:span><text:span text:style-name="string_5f_php">"id=1004"</text:span><text:span text:style-name="symbol0_5f_php">);</text:span></text:p>
      <text:p text:style-name="Preformatted_20_Text"><text:s text:c="2"/><text:span text:style-name="regexp0_5f_php">$result</text:span><text:span text:style-name="symbol0_5f_php">=</text:span><text:span text:style-name="regexp0_5f_php">$q</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ITER"</text:span><text:span text:style-name="symbol0_5f_php">);</text:span></text:p>
      <text:p text:style-name="Preformatted_20_Text"/>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4"/><text:span text:style-name="keyword2_5f_php">print_r</text:span><text:span text:style-name="symbol0_5f_php">(</text:span><text:span text:style-name="regexp0_5f_php">$histo</text:span><text:span text:style-name="symbol0_5f_php">-&gt;</text:span>getValues<text:span text:style-name="symbol0_5f_php">());</text:span></text:p>
      <text:p text:style-name="Preformatted_20_Text"><text:s text:c="2"/><text:span text:style-name="symbol0_5f_php">}</text:span></text:p>
      <text:p text:style-name="Text_20_body">L'exemple ci-dessus donne tous les objets DocHisto du document 1004. Ceci est l'équivalent de ce qui est fait avec la méthode doc::getHisto().</text:p>
      <text:p text:style-name="Text_20_body">La méthode "QueryDb::addQuery($filter)" permet d'ajouter un filtre sql à la requête.</text:p>
      <text:p text:style-name="Text_20_body">La méthode "QueryDb:query($start, $slice, $mode)" lance la requête et <text:soft-page-break/>retourne les résultats dans la fenêtre précisé par $start et $slice. $start est l'offset de départ et $slice le nombre maximum de résultat à retourner.</text:p>
      <text:p text:style-name="Text_20_body">$mode<text:note text:id="ftn1" text:note-class="footnote"><text:note-citation>1</text:note-citation><text:note-body><text:p text:style-name="Footnote">les valeurs LIST, LISTC et ITEM sont dépréciés</text:p></text:note-body></text:note> peut avoir les valeurs "TABLE" ou "ITER". "ITER" retourne un objet itérateur qui permet d'avoir accès aux objets. "TABLE" retourne un tableau de valeurs indexées par leur nom.</text:p>
      <text:p text:style-name="Preformatted_20_Text"><text:span text:style-name="regexp0_5f_php"><text:s text:c="2"/>$result</text:span><text:span text:style-name="symbol0_5f_php">=</text:span><text:span text:style-name="regexp0_5f_php">$query</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TABLE"</text:span><text:span text:style-name="symbol0_5f_php">);</text:span></text:p>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7"/><text:span text:style-name="keyword2_5f_php">print_r</text:span><text:span text:style-name="symbol0_5f_php">(</text:span><text:span text:style-name="regexp0_5f_php">$histo</text:span><text:span text:style-name="symbol0_5f_php">);</text:span></text:p>
      <text:p text:style-name="Preformatted_20_Text"><text:s text:c="2"/><text:span text:style-name="symbol0_5f_php">}</text:span></text:p>
      <text:p text:style-name="Text_20_body">Résulta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7 </text:p>
      <text:p text:style-name="Preformatted_20_Text"><text:s text:c="4"/>[level] =&gt; 2 </text:p>
      <text:p text:style-name="Preformatted_20_Text"><text:s text:c="4"/>[code] =&gt; </text:p>
      <text:p text:style-name="Preformatted_20_Text"><text:s text:c="4"/>[comment] =&gt; Mise à jour par importation </text:p>
      <text:p text:style-name="Preformatted_20_Tex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6 </text:p>
      <text:p text:style-name="Preformatted_20_Text"><text:s text:c="4"/>[level] =&gt; 2 </text:p>
      <text:p text:style-name="Preformatted_20_Text"><text:s text:c="4"/>[code] =&gt; CREATE </text:p>
      <text:p text:style-name="Preformatted_20_Text"><text:s text:c="4"/>[comment] =&gt; Création du document </text:p>
      <text:p text:style-name="Preformatted_20_Text">) </text:p>
      <text:h text:style-name="Heading_20_3" text:outline-level="3">Transactions et savePoint</text:h>
      <text:p text:style-name="Text_20_body">Des transactions et des points de sauvegarde de base de donnés peuvent être utilisés afin de confirmer ou de revenir à un point de sauvegarde. Ces transactions n'ont aucun effet sur l'objet mémoire manipulé.</text:p>
      <text:p text:style-name="Text_20_body"/>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d</text:span><text:span text:style-name="symbol0_5f_php">=</text:span>new_doc<text:span text:style-name="symbol0_5f_php">(</text:span><text:span text:style-name="string_5f_php">""</text:span><text:span text:style-name="symbol0_5f_php">,</text:span><text:span text:style-name="number_5f_php">8160</text:span><text:span text:style-name="symbol0_5f_php">);</text:span></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store<text:span text:style-name="symbol0_5f_php">();</text:span> <text:s/><text:span text:style-name="comment0_5f_php">// modification en base doc n°8160 à comme nom "Test One"</text:span></text:p>
      <text:p text:style-name="Preformatted_20_Text"/>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store<text:span text:style-name="symbol0_5f_php">();</text:span><text:span text:style-name="comment0_5f_php">// modification en base doc n°8160 à comme nom "Test Two"</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text:span> <text:span text:style-name="comment0_5f_php">// annulation de toutes les requêtes depuis le point "Two"</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text:span> <text:span text:style-name="comment0_5f_php">// acquittement des requêtes depuis le point "One"</text:span></text:p>
      <text:p text:style-name="Preformatted_20_Text"><text:span text:style-name="comment0_5f_php">// le document en BD a maintenant comme nom "Test One"</text:span></text:p>
      <text:p text:style-name="Preformatted_20_Text"><text:span text:style-name="comment0_5f_php">// ATTENTION : le document conserve en mémoire sa dernière valeur "Test two".</text:span></text:p>
      <text:p text:style-name="Text_20_body">Les points de sauvegarde ne sont pas liés à un objet mais impactent toutes les requêtes liées à la base. </text:p>
      <text:p text:style-name="Text_20_body"><text:soft-page-break/>Si vous avez déclaré un savePoint il faut <text:span text:style-name="T1">obligatoirement</text:span> avoir un commitPoint ou un rollbackPoint de ce point. Dans le cas contraire toutes les modifications sur la base de données, depuis le premier point de sauvegarde, seront abandonnées. Les méthodes de point de sauvegarde sont accessibles depuis tout objet dbObj, pas seulement Doc.</text:p>
      <text:p text:style-name="Text_20_body">Néanmoins il n'est pas obligatoire d'appliquer un commit ou un rollback sur tous les points, mais il est obligatoire de le faire au moins sur le premier.</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text:span text:style-name="symbol0_5f_php"/></text:p>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
      <text:p text:style-name="Preformatted_20_Text"><text:span text:style-name="regexp0_5f_php">$d</text:span><text:span text:style-name="symbol0_5f_php">-&gt;</text:span>savePoint<text:span text:style-name="symbol0_5f_php">(</text:span><text:span text:style-name="string_5f_php">"Thre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hree"</text:span><text:span text:style-name="symbol0_5f_php">);</text:span></text:p>
      <text:p text:style-name="Preformatted_20_Text"><text:span text:style-name="regexp0_5f_php">$d</text:span><text:span text:style-name="symbol0_5f_php">-&gt;</text:span><text:span text:style-name="symbol0_5f_php"><text:span text:style-name="T2">store</text:span></text:span><text:span text:style-name="symbol0_5f_php">();</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 // on retourne au point Two, le point Three est effacé</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 </text:span></text:p>
      <text:p text:style-name="Preformatted_20_Text"><text:span text:style-name="comment0_5f_php">le document a maintenant comme nom "Test One"</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number_5f_php" style:display-name="number_php" style:family="text">
      <style:text-properties fo:color="#cc66cc"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8-01T17:29:03</dc:date>
    <dc:creator>Eric Brison</dc:creator>
    <meta:editing-duration>PT6H30M33S</meta:editing-duration>
    <meta:editing-cycles>32</meta:editing-cycles>
    <meta:generator>LibreOffice/3.3$Linux LibreOffice_project/330m19$Build-202</meta:generator>
    <meta:document-statistic meta:table-count="0" meta:image-count="0" meta:object-count="0" meta:page-count="3" meta:paragraph-count="90" meta:word-count="670" meta:character-count="4751"/>
  </office:meta>
</office:document-meta>
</file>